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B39000006C3000005A9EB71BD4C.svg"/>
  <manifest:file-entry manifest:media-type="image/svg+xml" manifest:full-path="Pictures/10000F4900001A9200001629B5C98E80.svg"/>
  <manifest:file-entry manifest:media-type="image/png" manifest:full-path="Pictures/10000201000001160000016E1D47D2FC.png"/>
  <manifest:file-entry manifest:media-type="image/png" manifest:full-path="Pictures/1000020100000041000000371FCC53C2.png"/>
  <manifest:file-entry manifest:media-type="image/png" manifest:full-path="Pictures/1000020100000101000000D6B6A43C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linecap="butt" draw:textarea-horizontal-align="left" draw:textarea-vertical-align="top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1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cm" fo:min-width="2.606cm"/>
    </style:style>
    <style:style style:name="gr5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553cm" fo:min-width="2.212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cm" fo:min-width="2.212cm"/>
    </style:style>
    <style:style style:name="gr9" style:family="graphic" style:parent-style-name="standard">
      <style:graphic-properties svg:stroke-width="0.1cm" svg:stroke-color="#000000" draw:marker-start="Diamond_20_unfilled" draw:marker-start-width="0.5cm" draw:marker-end="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family="メイリオ" style:font-style-name="イタリック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メイリオ" style:font-style-name="イタリック" style:font-family-generic="modern" style:font-pitch="variable" fo:font-size="10.5pt" style:font-family-asian="メイリオ" style:font-style-name-asian="イタリック" style:font-family-generic-asian="modern" style:font-pitch-asian="variable" style:font-size-asian="10.5pt" style:font-size-complex="10.5pt"/>
    </style:style>
    <style:style style:name="P5" style:family="paragraph">
      <style:paragraph-properties fo:text-align="center"/>
      <style:text-properties fo:color="#ffffff" fo:font-family="メイリオ" style:font-style-name="ボールド" style:font-family-generic="modern" style:font-pitch="variable" fo:font-size="18pt" fo:font-weight="bold" style:font-family-asian="メイリオ" style:font-style-name-asian="ボールド" style:font-family-generic-asian="modern" style:font-pitch-asian="variable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size-asian="18pt" style:font-weight-asian="bold" style:font-weight-complex="bold"/>
    </style:style>
    <style:style style:name="P8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9" style:family="paragraph">
      <style:paragraph-properties fo:text-align="center"/>
      <style:text-properties fo:font-family="メイリオ" style:font-style-name="イタリック" style:font-family-generic="modern" style:font-pitch="variable" fo:font-size="16pt" fo:font-weight="bold" style:font-family-asian="メイリオ" style:font-style-name-asian="イタリック" style:font-family-generic-asian="modern" style:font-pitch-asian="variable" style:font-size-asian="16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小規模DADチーム" draw:style-name="dp1" draw:master-page-name="標準">
        <draw:rect draw:style-name="gr1" draw:text-style-name="P1" draw:layer="layout" svg:width="10cm" svg:height="3.8cm" svg:x="2cm" svg:y="9cm">
          <text:p text:style-name="P1"><text:span text:style-name="T1">サポートメンバー</text:span></text:p>
        </draw:rect>
        <draw:rect draw:style-name="gr1" draw:text-style-name="P2" draw:layer="layout" svg:width="10.001cm" svg:height="6.6cm" svg:x="1.999cm" svg:y="2cm">
          <text:p text:style-name="P2"><text:span text:style-name="T2">小規模</text:span><text:span text:style-name="T2">DAD</text:span><text:span text:style-name="T2">チーム</text:span></text:p>
        </draw:rect>
        <draw:frame draw:style-name="gr2" draw:text-style-name="P3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4">チームリーダー</text:p>
          </draw:text-box>
        </draw:frame>
        <draw:frame draw:style-name="gr3" draw:text-style-name="P4" draw:layer="layout" svg:width="3.448cm" svg:height="1.351cm" svg:x="2.4cm" svg:y="7.249cm">
          <draw:text-box>
            <text:p text:style-name="P4">アーキテクチャー</text:p>
            <text:p text:style-name="P4">オーナー</text:p>
          </draw:text-box>
        </draw:frame>
        <draw:frame draw:style-name="gr4" draw:text-style-name="P4" draw:layer="layout" svg:width="3.106cm" svg:height="0.801cm" svg:x="4.594cm" svg:y="5.189cm">
          <draw:text-box>
            <text:p text:style-name="P4">チームメンバー</text:p>
          </draw:text-box>
        </draw:frame>
        <draw:frame draw:style-name="gr3" draw:text-style-name="P4" draw:layer="layout" svg:width="2.344cm" svg:height="1.351cm" svg:x="9.5cm" svg:y="5.414cm">
          <draw:text-box>
            <text:p text:style-name="P4">プロダクト</text:p>
            <text:p text:style-name="P4">オーナー</text:p>
          </draw:text-box>
        </draw:frame>
        <draw:g>
          <draw:frame draw:style-name="gr2" draw:text-style-name="P3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5" draw:text-style-name="P5" draw:layer="layout" svg:width="4.03cm" svg:height="5.2cm" svg:x="12.17cm" svg:y="2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6.801cm" svg:height="5.672cm" svg:x="15.399cm" svg:y="2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6" draw:text-style-name="P6" draw:layer="layout" svg:width="5.1cm" svg:height="1.521cm" svg:x="16.4cm" svg:y="7.3cm">
          <draw:text-box>
            <text:p text:style-name="P6">使用可能な</text:p>
            <text:p text:style-name="P6">ソリューション</text:p>
          </draw:text-box>
        </draw:frame>
        <draw:frame draw:style-name="gr3" draw:text-style-name="P4" draw:layer="layout" svg:width="2.712cm" svg:height="1.351cm" svg:x="3.088cm" svg:y="11.4cm">
          <draw:text-box>
            <text:p text:style-name="P4">テクニカル</text:p>
            <text:p text:style-name="P4">エキスパート</text:p>
          </draw:text-box>
        </draw:frame>
        <draw:frame draw:style-name="gr3" draw:text-style-name="P4" draw:layer="layout" svg:width="2.712cm" svg:height="1.351cm" svg:x="6cm" svg:y="11.4cm">
          <draw:text-box>
            <text:p text:style-name="P4">ドメイン</text:p>
            <text:p text:style-name="P4">エキスパート</text:p>
          </draw:text-box>
        </draw:frame>
        <draw:frame draw:style-name="gr7" draw:text-style-name="P4" draw:layer="layout" svg:width="2.712cm" svg:height="0.801cm" svg:x="9.1cm" svg:y="11.5cm">
          <draw:text-box>
            <text:p text:style-name="P4">独立テスター</text:p>
          </draw:text-box>
        </draw:frame>
        <draw:frame draw:style-name="gr2" draw:text-style-name="P3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3.814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6.713cm" svg:y="10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9.7cm" svg:y="10cm">
          <draw:image xlink:href="Pictures/10000201000001160000016E1D47D2FC.png" xlink:type="simple" xlink:show="embed" xlink:actuate="onLoad">
            <text:p/>
          </draw:image>
        </draw:frame>
      </draw:page>
      <draw:page draw:name="中規模DADチーム" draw:style-name="dp1" draw:master-page-name="標準">
        <draw:rect draw:style-name="gr1" draw:text-style-name="P2" draw:layer="layout" svg:width="10.001cm" svg:height="6.6cm" svg:x="2.81cm" svg:y="2.7cm">
          <text:p text:style-name="P2"><text:span text:style-name="T2">DAD</text:span><text:span text:style-name="T2">サブチーム</text:span></text:p>
        </draw:rect>
        <draw:rect draw:style-name="gr1" draw:text-style-name="P2" draw:layer="layout" svg:width="10.001cm" svg:height="6.6cm" svg:x="2.399cm" svg:y="2.3cm">
          <text:p text:style-name="P2"><text:span text:style-name="T2">DAD</text:span><text:span text:style-name="T2">サブチーム</text:span></text:p>
        </draw:rect>
        <draw:rect draw:style-name="gr1" draw:text-style-name="P1" draw:layer="layout" svg:width="11cm" svg:height="3.8cm" svg:x="2cm" svg:y="9.969cm">
          <text:p text:style-name="P1"><text:span text:style-name="T1">サポートメンバー</text:span></text:p>
        </draw:rect>
        <draw:rect draw:style-name="gr1" draw:text-style-name="P2" draw:layer="layout" svg:width="10.001cm" svg:height="6.6cm" svg:x="1.999cm" svg:y="2cm">
          <text:p text:style-name="P2"><text:span text:style-name="T2">DAD</text:span><text:span text:style-name="T2">サブチーム</text:span></text:p>
        </draw:rect>
        <draw:frame draw:style-name="gr2" draw:text-style-name="P3" draw:layer="layout" svg:width="1.287cm" svg:height="1.6cm" svg:x="3.413cm" svg:y="5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7.3cm">
          <draw:text-box>
            <text:p text:style-name="P4">チームリーダー</text:p>
          </draw:text-box>
        </draw:frame>
        <draw:frame draw:style-name="gr3" draw:text-style-name="P4" draw:layer="layout" svg:width="3.448cm" svg:height="1.351cm" svg:x="2.4cm" svg:y="7.249cm">
          <draw:text-box>
            <text:p text:style-name="P4">アーキテクチャー</text:p>
            <text:p text:style-name="P4">オーナー</text:p>
          </draw:text-box>
        </draw:frame>
        <draw:frame draw:style-name="gr4" draw:text-style-name="P4" draw:layer="layout" svg:width="3.106cm" svg:height="0.801cm" svg:x="4.594cm" svg:y="5.189cm">
          <draw:text-box>
            <text:p text:style-name="P4">チームメンバー</text:p>
          </draw:text-box>
        </draw:frame>
        <draw:frame draw:style-name="gr3" draw:text-style-name="P4" draw:layer="layout" svg:width="2.344cm" svg:height="1.351cm" svg:x="9.5cm" svg:y="5.414cm">
          <draw:text-box>
            <text:p text:style-name="P4">プロダクト</text:p>
            <text:p text:style-name="P4">オーナー</text:p>
          </draw:text-box>
        </draw:frame>
        <draw:g>
          <draw:frame draw:style-name="gr2" draw:text-style-name="P3" draw:layer="layout" svg:width="1.321cm" svg:height="1.641cm" svg:x="5.525cm" svg:y="3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4.953cm" svg:y="3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6.024cm" svg:y="3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5" draw:text-style-name="P5" draw:layer="layout" svg:width="4.8cm" svg:height="3.2cm" svg:x="11.4cm" svg:y="1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1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6" draw:text-style-name="P6" draw:layer="layout" svg:width="5.1cm" svg:height="1.521cm" svg:x="14.6cm" svg:y="9.3cm">
          <draw:text-box>
            <text:p text:style-name="P6">使用可能な</text:p>
            <text:p text:style-name="P6">ソリューション</text:p>
          </draw:text-box>
        </draw:frame>
        <draw:frame draw:style-name="gr3" draw:text-style-name="P4" draw:layer="layout" svg:width="2.712cm" svg:height="1.351cm" svg:x="3.088cm" svg:y="12.369cm">
          <draw:text-box>
            <text:p text:style-name="P4">テクニカル</text:p>
            <text:p text:style-name="P4">エキスパート</text:p>
          </draw:text-box>
        </draw:frame>
        <draw:frame draw:style-name="gr3" draw:text-style-name="P4" draw:layer="layout" svg:width="2.712cm" svg:height="1.351cm" svg:x="6.4cm" svg:y="12.369cm">
          <draw:text-box>
            <text:p text:style-name="P4">ドメイン</text:p>
            <text:p text:style-name="P4">エキスパート</text:p>
          </draw:text-box>
        </draw:frame>
        <draw:frame draw:style-name="gr7" draw:text-style-name="P4" draw:layer="layout" svg:width="2.712cm" svg:height="1.803cm" svg:x="9.5cm" svg:y="12.469cm">
          <draw:text-box>
            <text:p text:style-name="P4">独立テスター</text:p>
          </draw:text-box>
        </draw:frame>
        <draw:frame draw:style-name="gr2" draw:text-style-name="P3" draw:layer="layout" svg:width="1.287cm" svg:height="1.6cm" svg:x="7.3cm" svg:y="5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0.027cm" svg:y="4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3.814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7.113cm" svg:y="10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0.1cm" svg:y="10.969cm">
          <draw:image xlink:href="Pictures/10000201000001160000016E1D47D2FC.png" xlink:type="simple" xlink:show="embed" xlink:actuate="onLoad">
            <text:p/>
          </draw:image>
        </draw:frame>
        <draw:frame draw:style-name="gr5" draw:text-style-name="P5" draw:layer="layout" svg:width="4.2cm" svg:height="3.2cm" svg:x="11.9cm" svg:y="4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4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5" draw:text-style-name="P5" draw:layer="layout" svg:width="3.7cm" svg:height="3.2cm" svg:x="12.4cm" svg:y="6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6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5" draw:text-style-name="P5" draw:layer="layout" svg:width="3.3cm" svg:height="6.2cm" svg:x="18.5cm" svg:y="2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統合</text:p>
          </draw:image>
        </draw:frame>
        <draw:frame draw:style-name="gr2" draw:text-style-name="P3" draw:layer="layout" svg:width="6.476cm" svg:height="5.4cm" svg:x="20.724cm" svg:y="2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6" draw:text-style-name="P6" draw:layer="layout" svg:width="5.1cm" svg:height="1.521cm" svg:x="21.5cm" svg:y="9.3cm">
          <draw:text-box>
            <text:p text:style-name="P6">使用可能な</text:p>
            <text:p text:style-name="P6">ソリューション</text:p>
          </draw:text-box>
        </draw:frame>
      </draw:page>
      <draw:page draw:name="大規模DADチーム" draw:style-name="dp1" draw:master-page-name="標準">
        <draw:rect draw:style-name="gr1" draw:text-style-name="P7" draw:layer="layout" svg:width="10.001cm" svg:height="6.6cm" svg:x="2.81cm" svg:y="7.7cm">
          <text:p text:style-name="P7"><text:span text:style-name="T2">DAD</text:span><text:span text:style-name="T2">サブチーム</text:span></text:p>
        </draw:rect>
        <draw:rect draw:style-name="gr1" draw:text-style-name="P7" draw:layer="layout" svg:width="10.001cm" svg:height="6.6cm" svg:x="2.399cm" svg:y="7.3cm">
          <text:p text:style-name="P7"><text:span text:style-name="T2">DAD</text:span><text:span text:style-name="T2">サブチーム</text:span></text:p>
        </draw:rect>
        <draw:rect draw:style-name="gr1" draw:text-style-name="P1" draw:layer="layout" svg:width="12.1cm" svg:height="3.8cm" svg:x="2cm" svg:y="14.969cm">
          <text:p text:style-name="P1"><text:span text:style-name="T1">サポートメンバー</text:span></text:p>
        </draw:rect>
        <draw:rect draw:style-name="gr1" draw:text-style-name="P7" draw:layer="layout" svg:width="10.001cm" svg:height="6.6cm" svg:x="1.999cm" svg:y="7cm">
          <text:p text:style-name="P7"><text:span text:style-name="T2">DAD</text:span><text:span text:style-name="T2">サブチーム</text:span></text:p>
        </draw:rect>
        <draw:frame draw:style-name="gr2" draw:text-style-name="P3" xml:id="id2" draw:id="id2" draw:layer="layout" svg:width="1.287cm" svg:height="1.6cm" svg:x="3.481cm" svg:y="10.90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4" draw:layer="layout" svg:width="3.08cm" svg:height="0.801cm" svg:x="6.42cm" svg:y="12.3cm">
          <draw:text-box>
            <text:p text:style-name="P4">チームリーダー</text:p>
          </draw:text-box>
        </draw:frame>
        <draw:frame draw:style-name="gr3" draw:text-style-name="P4" draw:layer="layout" svg:width="3.448cm" svg:height="1.351cm" svg:x="2.4cm" svg:y="12.249cm">
          <draw:text-box>
            <text:p text:style-name="P4">アーキテクチャー</text:p>
            <text:p text:style-name="P4">オーナー</text:p>
          </draw:text-box>
        </draw:frame>
        <draw:frame draw:style-name="gr4" draw:text-style-name="P4" draw:layer="layout" svg:width="3.106cm" svg:height="0.801cm" svg:x="4.594cm" svg:y="10.189cm">
          <draw:text-box>
            <text:p text:style-name="P4">チームメンバー</text:p>
          </draw:text-box>
        </draw:frame>
        <draw:frame draw:style-name="gr3" draw:text-style-name="P4" draw:layer="layout" svg:width="2.344cm" svg:height="1.351cm" svg:x="9.5cm" svg:y="10.414cm">
          <draw:text-box>
            <text:p text:style-name="P4">プロダクト</text:p>
            <text:p text:style-name="P4">オーナー</text:p>
          </draw:text-box>
        </draw:frame>
        <draw:g>
          <draw:frame draw:style-name="gr2" draw:text-style-name="P3" draw:layer="layout" svg:width="1.321cm" svg:height="1.641cm" svg:x="5.525cm" svg:y="8.2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4.953cm" svg:y="8.84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6.024cm" svg:y="8.84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5" draw:text-style-name="P5" draw:layer="layout" svg:width="4.8cm" svg:height="3.2cm" svg:x="11.4cm" svg:y="6.8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6.8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6" draw:text-style-name="P8" draw:layer="layout" svg:width="5.1cm" svg:height="1.521cm" svg:x="14.6cm" svg:y="14.3cm">
          <draw:text-box>
            <text:p text:style-name="P8">使用可能な</text:p>
            <text:p text:style-name="P8">ソリューション</text:p>
          </draw:text-box>
        </draw:frame>
        <draw:frame draw:style-name="gr3" draw:text-style-name="P4" draw:layer="layout" svg:width="2.712cm" svg:height="1.351cm" svg:x="2.388cm" svg:y="17.369cm">
          <draw:text-box>
            <text:p text:style-name="P4">テクニカル</text:p>
            <text:p text:style-name="P4">エキスパート</text:p>
          </draw:text-box>
        </draw:frame>
        <draw:frame draw:style-name="gr3" draw:text-style-name="P4" draw:layer="layout" svg:width="2.712cm" svg:height="1.351cm" svg:x="5.1cm" svg:y="17.369cm">
          <draw:text-box>
            <text:p text:style-name="P4">ドメイン</text:p>
            <text:p text:style-name="P4">エキスパート</text:p>
          </draw:text-box>
        </draw:frame>
        <draw:frame draw:style-name="gr8" draw:text-style-name="P4" draw:layer="layout" svg:width="2.712cm" svg:height="0.801cm" svg:x="7.9cm" svg:y="17.3cm">
          <draw:text-box>
            <text:p text:style-name="P4">独立テスター</text:p>
          </draw:text-box>
        </draw:frame>
        <draw:frame draw:style-name="gr2" draw:text-style-name="P3" xml:id="id4" draw:id="id4" draw:layer="layout" svg:width="1.287cm" svg:height="1.6cm" svg:x="7.316cm" svg:y="10.90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xml:id="id6" draw:id="id6" draw:layer="layout" svg:width="1.287cm" svg:height="1.6cm" svg:x="10.027cm" svg:y="9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3.114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5.813cm" svg:y="15.969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8.5cm" svg:y="15.969cm">
          <draw:image xlink:href="Pictures/10000201000001160000016E1D47D2FC.png" xlink:type="simple" xlink:show="embed" xlink:actuate="onLoad">
            <text:p/>
          </draw:image>
        </draw:frame>
        <draw:frame draw:style-name="gr5" draw:text-style-name="P5" draw:layer="layout" svg:width="4.2cm" svg:height="3.2cm" svg:x="11.9cm" svg:y="9.1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9.1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5" draw:text-style-name="P5" draw:layer="layout" svg:width="3.7cm" svg:height="3.2cm" svg:x="12.4cm" svg:y="11.3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製造</text:p>
          </draw:image>
        </draw:frame>
        <draw:frame draw:style-name="gr2" draw:text-style-name="P3" draw:layer="layout" svg:width="3.564cm" svg:height="2.972cm" svg:x="15.3cm" svg:y="11.328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5" draw:text-style-name="P5" draw:layer="layout" svg:width="3.3cm" svg:height="6.2cm" svg:x="18.5cm" svg:y="7.4cm">
          <draw:image xlink:href="Pictures/1000020100000041000000371FCC53C2.png" xlink:type="simple" xlink:show="embed" xlink:actuate="onLoad"/>
          <draw:image xlink:href="Pictures/10000B39000006C3000005A9EB71BD4C.svg" xlink:type="simple" xlink:show="embed" xlink:actuate="onLoad">
            <text:p text:style-name="P5">統合</text:p>
          </draw:image>
        </draw:frame>
        <draw:frame draw:style-name="gr2" draw:text-style-name="P3" draw:layer="layout" svg:width="6.476cm" svg:height="5.4cm" svg:x="20.724cm" svg:y="7.7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6" draw:text-style-name="P8" draw:layer="layout" svg:width="5.1cm" svg:height="1.521cm" svg:x="21.5cm" svg:y="14.3cm">
          <draw:text-box>
            <text:p text:style-name="P8">使用可能な</text:p>
            <text:p text:style-name="P8">ソリューション</text:p>
          </draw:text-box>
        </draw:frame>
        <draw:frame draw:style-name="gr2" draw:text-style-name="P3" draw:layer="layout" svg:width="1.287cm" svg:height="1.6cm" svg:x="11.613cm" svg:y="15.969cm">
          <draw:image xlink:href="Pictures/10000201000001160000016E1D47D2FC.png" xlink:type="simple" xlink:show="embed" xlink:actuate="onLoad">
            <text:p/>
          </draw:image>
        </draw:frame>
        <draw:frame draw:style-name="gr7" draw:text-style-name="P4" draw:layer="layout" svg:width="3.448cm" svg:height="1.803cm" svg:x="10.332cm" svg:y="17.469cm">
          <draw:text-box>
            <text:p text:style-name="P4">インテグレーター</text:p>
          </draw:text-box>
        </draw:frame>
        <draw:rect draw:style-name="gr1" draw:text-style-name="P7" draw:layer="layout" svg:width="13.001cm" svg:height="4.4cm" svg:x="1.999cm" svg:y="2cm">
          <text:p text:style-name="P7"><text:span text:style-name="T2">リーダーシップチーム</text:span></text:p>
        </draw:rect>
        <draw:g>
          <draw:frame draw:style-name="gr2" draw:text-style-name="P3" draw:layer="layout" svg:width="1.321cm" svg:height="1.641cm" svg:x="7.38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6.808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7.879cm" svg:y="3.459cm">
            <draw:image xlink:href="Pictures/10000201000001160000016E1D47D2FC.png" xlink:type="simple" xlink:show="embed" xlink:actuate="onLoad">
              <text:p/>
            </draw:image>
          </draw:frame>
        </draw:g>
        <draw:g>
          <draw:frame draw:style-name="gr2" draw:text-style-name="P3" draw:layer="layout" svg:width="1.321cm" svg:height="1.641cm" svg:x="3.4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2.9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3.971cm" svg:y="3.459cm">
            <draw:image xlink:href="Pictures/10000201000001160000016E1D47D2FC.png" xlink:type="simple" xlink:show="embed" xlink:actuate="onLoad">
              <text:p/>
            </draw:image>
          </draw:frame>
        </draw:g>
        <draw:frame draw:style-name="gr2" draw:text-style-name="P3" draw:layer="layout" svg:width="1.287cm" svg:height="1.6cm" svg:x="13cm" svg:y="3.4cm">
          <draw:image xlink:href="Pictures/10000201000001160000016E1D47D2FC.png" xlink:type="simple" xlink:show="embed" xlink:actuate="onLoad">
            <text:p/>
          </draw:image>
        </draw:frame>
        <draw:connector draw:style-name="gr9" draw:text-style-name="P3" draw:layer="layout" svg:x1="4.124cm" svg:y1="6.201cm" svg:x2="4.124cm" svg:y2="10.906cm" draw:start-shape="id1" draw:start-glue-point="2" draw:end-shape="id2" draw:end-glue-point="0" svg:d="M4124 6201v4705">
          <text:p/>
        </draw:connector>
        <draw:frame draw:style-name="gr3" draw:text-style-name="P4" xml:id="id1" draw:id="id1" draw:layer="layout" svg:width="3.448cm" svg:height="1.351cm" svg:x="2.4cm" svg:y="4.85cm">
          <draw:text-box>
            <text:p text:style-name="P4">アーキテクチャー</text:p>
            <text:p text:style-name="P4">オーナー・チーム</text:p>
          </draw:text-box>
        </draw:frame>
        <draw:frame draw:style-name="gr3" draw:text-style-name="P4" xml:id="id3" draw:id="id3" draw:layer="layout" svg:width="3.448cm" svg:height="1.351cm" svg:x="6.235cm" svg:y="4.899cm">
          <draw:text-box>
            <text:p text:style-name="P4">プロジェクト管理</text:p>
            <text:p text:style-name="P4">チーム</text:p>
          </draw:text-box>
        </draw:frame>
        <draw:connector draw:style-name="gr9" draw:text-style-name="P3" draw:layer="layout" svg:x1="7.959cm" svg:y1="6.25cm" svg:x2="7.959cm" svg:y2="10.906cm" draw:start-shape="id3" draw:start-glue-point="2" draw:end-shape="id4" draw:end-glue-point="0" svg:d="M7959 6250v4656">
          <text:p/>
        </draw:connector>
        <draw:frame draw:style-name="gr3" draw:text-style-name="P4" xml:id="id5" draw:id="id5" draw:layer="layout" svg:width="3.08cm" svg:height="1.351cm" svg:x="9.132cm" svg:y="4.9cm">
          <draw:text-box>
            <text:p text:style-name="P4">プロダクト</text:p>
            <text:p text:style-name="P4">オーナーチーム</text:p>
          </draw:text-box>
        </draw:frame>
        <draw:g>
          <draw:frame draw:style-name="gr2" draw:text-style-name="P3" draw:layer="layout" svg:width="1.321cm" svg:height="1.641cm" svg:x="10.072cm" svg:y="2.81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9.5cm" svg:y="3.459cm">
            <draw:image xlink:href="Pictures/10000201000001160000016E1D47D2FC.png" xlink:type="simple" xlink:show="embed" xlink:actuate="onLoad">
              <text:p/>
            </draw:image>
          </draw:frame>
          <draw:frame draw:style-name="gr2" draw:text-style-name="P3" draw:layer="layout" svg:width="1.321cm" svg:height="1.641cm" svg:x="10.571cm" svg:y="3.459cm">
            <draw:image xlink:href="Pictures/10000201000001160000016E1D47D2FC.png" xlink:type="simple" xlink:show="embed" xlink:actuate="onLoad">
              <text:p/>
            </draw:image>
          </draw:frame>
        </draw:g>
        <draw:connector draw:style-name="gr9" draw:text-style-name="P3" draw:layer="layout" svg:x1="10.672cm" svg:y1="6.251cm" svg:x2="10.67cm" svg:y2="9.1cm" draw:start-shape="id5" draw:start-glue-point="2" draw:end-shape="id6" draw:end-glue-point="0" svg:d="M10672 6251v1424h-2v1425">
          <text:p/>
        </draw:connector>
        <draw:frame draw:style-name="gr3" draw:text-style-name="P4" draw:layer="layout" svg:width="2.344cm" svg:height="1.351cm" svg:x="12.368cm" svg:y="4.901cm">
          <draw:text-box>
            <text:p text:style-name="P4">プログラム</text:p>
            <text:p text:style-name="P4">マネージャ</text:p>
          </draw:text-box>
        </draw:frame>
      </draw:page>
      <draw:page draw:name="page4" draw:style-name="dp1" draw:master-page-name="標準">
        <draw:frame draw:style-name="gr2" draw:text-style-name="P3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4.2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3.146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5.313cm" svg:y="3.2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2.046cm" svg:y="4.8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4.213cm" svg:y="4.83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9" draw:layer="layout" svg:width="2.754cm" svg:height="1.098cm" svg:x="2.8cm" svg:y="6.7cm">
          <draw:text-box>
            <text:p text:style-name="P9">同一場所</text:p>
          </draw:text-box>
        </draw:frame>
      </draw:page>
      <draw:page draw:name="page5" draw:style-name="dp1" draw:master-page-name="標準">
        <draw:frame draw:style-name="gr2" draw:text-style-name="P3" draw:layer="layout" svg:width="1.287cm" svg:height="1.6cm" svg:x="6.546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8.713cm" svg:y="2.1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7.646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9.813cm" svg:y="3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6.546cm" svg:y="5.0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8.713cm" svg:y="5.03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9" draw:layer="layout" svg:width="4.443cm" svg:height="1.098cm" svg:x="5.859cm" svg:y="12.9cm">
          <draw:text-box>
            <text:p text:style-name="P9">分散サブチーム</text:p>
          </draw:text-box>
        </draw:frame>
        <draw:frame draw:style-name="gr2" draw:text-style-name="P3" draw:layer="layout" svg:width="1.287cm" svg:height="1.6cm" svg:x="2.0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4.2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3.1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5.3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2.0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4.213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9.946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2.113cm" svg:y="8.4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1.046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3.213cm" svg:y="9.7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9.946cm" svg:y="11.3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12.113cm" svg:y="11.336cm">
          <draw:image xlink:href="Pictures/10000201000001160000016E1D47D2FC.png" xlink:type="simple" xlink:show="embed" xlink:actuate="onLoad">
            <text:p/>
          </draw:image>
        </draw:frame>
        <draw:line draw:style-name="gr10" draw:text-style-name="P3" draw:layer="layout" svg:x1="7.2cm" svg:y1="10.6cm" svg:x2="10.4cm" svg:y2="10.6cm">
          <text:p/>
        </draw:line>
        <draw:line draw:style-name="gr10" draw:text-style-name="P3" draw:layer="layout" svg:x1="4.2cm" svg:y1="8.2cm" svg:x2="6cm" svg:y2="5.7cm">
          <text:p/>
        </draw:line>
        <draw:line draw:style-name="gr10" draw:text-style-name="P3" draw:layer="layout" svg:x1="10.3cm" svg:y1="5.7cm" svg:x2="11.6cm" svg:y2="8.2cm">
          <text:p/>
        </draw:line>
      </draw:page>
      <draw:page draw:name="page6" draw:style-name="dp1" draw:master-page-name="標準">
        <draw:frame draw:style-name="gr2" draw:text-style-name="P3" xml:id="id8" draw:id="id8" draw:layer="layout" svg:width="1.287cm" svg:height="1.6cm" svg:x="2.046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xml:id="id9" draw:id="id9" draw:layer="layout" svg:width="1.287cm" svg:height="1.6cm" svg:x="8.413cm" svg:y="1.9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xml:id="id7" draw:id="id7" draw:layer="layout" svg:width="1.287cm" svg:height="1.6cm" svg:x="2.046cm" svg:y="7.536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xml:id="id10" draw:id="id10" draw:layer="layout" svg:width="1.287cm" svg:height="1.6cm" svg:x="8.413cm" svg:y="7.536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9" draw:layer="layout" svg:width="3.317cm" svg:height="1.098cm" svg:x="4.2cm" svg:y="8.8cm">
          <draw:text-box>
            <text:p text:style-name="P9">完全に拡散</text:p>
          </draw:text-box>
        </draw:frame>
        <draw:connector draw:style-name="gr11" draw:text-style-name="P3" draw:layer="layout" draw:type="line" svg:x1="2.689cm" svg:y1="7.536cm" svg:x2="2.689cm" svg:y2="3.536cm" draw:start-shape="id7" draw:start-glue-point="0" draw:end-shape="id8" draw:end-glue-point="2" svg:d="M2689 7536v-4000">
          <text:p/>
        </draw:connector>
        <draw:connector draw:style-name="gr11" draw:text-style-name="P3" draw:layer="layout" draw:type="line" svg:x1="3.333cm" svg:y1="2.736cm" svg:x2="8.413cm" svg:y2="2.736cm" draw:start-shape="id8" draw:start-glue-point="1" draw:end-shape="id9" draw:end-glue-point="3" svg:d="M3333 2736h5080">
          <text:p/>
        </draw:connector>
        <draw:connector draw:style-name="gr11" draw:text-style-name="P3" draw:layer="layout" draw:type="line" svg:x1="9.056cm" svg:y1="3.536cm" svg:x2="9.056cm" svg:y2="7.536cm" draw:start-shape="id9" draw:start-glue-point="2" draw:end-shape="id10" draw:end-glue-point="0" svg:d="M9056 3536v4000">
          <text:p/>
        </draw:connector>
        <draw:connector draw:style-name="gr11" draw:text-style-name="P3" draw:layer="layout" draw:type="line" svg:x1="3.333cm" svg:y1="8.336cm" svg:x2="8.413cm" svg:y2="8.336cm" draw:start-shape="id7" draw:start-glue-point="1" draw:end-shape="id10" draw:end-glue-point="3" svg:d="M3333 8336h5080">
          <text:p/>
        </draw:connector>
        <draw:line draw:style-name="gr11" draw:text-style-name="P3" draw:layer="layout" svg:x1="3.3cm" svg:y1="3.5cm" svg:x2="8.4cm" svg:y2="7.7cm">
          <text:p/>
        </draw:line>
        <draw:line draw:style-name="gr11" draw:text-style-name="P3" draw:layer="layout" svg:x1="8.5cm" svg:y1="3.4cm" svg:x2="3.3cm" svg:y2="7.8cm">
          <text:p/>
        </draw:line>
      </draw:page>
      <draw:page draw:name="page7" draw:style-name="dp1" draw:master-page-name="標準">
        <draw:frame draw:style-name="gr2" draw:text-style-name="P3" draw:layer="layout" svg:width="1.287cm" svg:height="1.6cm" svg:x="1.913cm" svg:y="9.5cm">
          <draw:image xlink:href="Pictures/10000201000001160000016E1D47D2FC.png" xlink:type="simple" xlink:show="embed" xlink:actuate="onLoad">
            <text:p/>
          </draw:image>
        </draw:frame>
        <draw:frame draw:style-name="gr3" draw:text-style-name="P9" draw:layer="layout" svg:width="3.88cm" svg:height="1.098cm" svg:x="4.62cm" svg:y="10.6cm">
          <draw:text-box>
            <text:p text:style-name="P9">部分的に拡散</text:p>
          </draw:text-box>
        </draw:frame>
        <draw:frame draw:style-name="gr2" draw:text-style-name="P3" draw:layer="layout" svg:width="1.287cm" svg:height="1.6cm" svg:x="4.1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6.267cm" svg:y="1.8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5.2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7.367cm" svg:y="3.1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4.1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6.267cm" svg:y="4.7cm">
          <draw:image xlink:href="Pictures/10000201000001160000016E1D47D2FC.png" xlink:type="simple" xlink:show="embed" xlink:actuate="onLoad">
            <text:p/>
          </draw:image>
        </draw:frame>
        <draw:frame draw:style-name="gr2" draw:text-style-name="P3" draw:layer="layout" svg:width="1.287cm" svg:height="1.6cm" svg:x="9.5cm" svg:y="9.5cm">
          <draw:image xlink:href="Pictures/10000201000001160000016E1D47D2FC.png" xlink:type="simple" xlink:show="embed" xlink:actuate="onLoad">
            <text:p/>
          </draw:image>
        </draw:frame>
        <draw:line draw:style-name="gr11" draw:text-style-name="P3" draw:layer="layout" svg:x1="4.1cm" svg:y1="10.1cm" svg:x2="9.3cm" svg:y2="10.1cm">
          <text:p/>
        </draw:line>
        <draw:line draw:style-name="gr11" draw:text-style-name="P3" draw:layer="layout" svg:x1="7.8cm" svg:y1="5.5cm" svg:x2="9.9cm" svg:y2="9.1cm">
          <text:p/>
        </draw:line>
        <draw:line draw:style-name="gr11" draw:text-style-name="P3" draw:layer="layout" svg:x1="4cm" svg:y1="6.4cm" svg:x2="2.8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okado Masashi</meta:initial-creator>
    <meta:creation-date>2014-05-28T10:06:27.62</meta:creation-date>
    <dc:date>2014-05-28T11:58:15.47</dc:date>
    <dc:creator>Ookado Masashi</dc:creator>
    <meta:editing-duration>PT1H21M20S</meta:editing-duration>
    <meta:editing-cycles>15</meta:editing-cycles>
    <meta:generator>OpenOffice/4.1.0$Win32 OpenOffice.org_project/410m18$Build-9764</meta:generator>
    <meta:document-statistic meta:object-count="159"/>
  </office:meta>
</office:document-meta>
</file>